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4" style:family="table">
      <style:table-properties style:width="3.325in" fo:margin-left="3.1694in" table:align="left"/>
    </style:style>
    <style:style style:name="Таблица4.A" style:family="table-column">
      <style:table-column-properties style:column-width="1.6625in"/>
    </style:style>
    <style:style style:name="Таблица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382in" fo:border-left="0.05pt solid #000000" fo:border-right="none" fo:border-top="none" fo:border-bottom="0.05pt solid #000000"/>
    </style:style>
    <style:style style:name="Таблица4.B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382in" fo:border-left="0.05pt solid #000000" fo:border-right="none" fo:border-top="none" fo:border-bottom="0.05pt solid #000000"/>
    </style:style>
    <style:style style:name="Таблица4.B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382in" fo:border-left="0.05pt solid #000000" fo:border-right="none" fo:border-top="none" fo:border-bottom="0.05pt solid #000000"/>
    </style:style>
    <style:style style:name="Таблица4.B5" style:family="table-cell">
      <style:table-cell-properties fo:padding="0.0382in" fo:border-left="0.05pt solid #000000" fo:border-right="0.05pt solid #000000" fo:border-top="none" fo:border-bottom="0.05pt solid #000000"/>
    </style:style>
    <style:style style:name="args" style:family="table">
      <style:table-properties style:width="7.0833in" fo:break-before="auto" fo:break-after="auto" table:align="margins" fo:keep-with-next="auto" style:may-break-between-rows="true" table:border-model="collapsing"/>
    </style:style>
    <style:style style:name="args.A" style:family="table-column">
      <style:table-column-properties style:column-width="2.3611in" style:rel-column-width="21845*"/>
    </style:style>
    <style:style style:name="arg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rg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args.2" style:family="table-row">
      <style:table-row-properties fo:keep-together="auto"/>
    </style:style>
    <style:style style:name="arg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arg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rgs.11" style:family="table-row">
      <style:table-row-properties style:min-row-height="0.5201in" fo:keep-together="auto"/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style style:name="P2" style:family="paragraph" style:parent-style-name="КП">
      <style:paragraph-properties fo:margin-left="0in" fo:margin-right="0in" fo:text-align="center" style:justify-single-word="false" fo:text-indent="0in" style:auto-text-indent="false"/>
      <style:text-properties fo:language="ru" fo:country="RU" officeooo:rsid="006fba76" officeooo:paragraph-rsid="006fba76"/>
    </style:style>
    <style:style style:name="P3" style:family="paragraph" style:parent-style-name="КП">
      <style:paragraph-properties fo:margin-left="0in" fo:margin-right="0in" fo:text-align="center" style:justify-single-word="false" fo:text-indent="0in" style:auto-text-indent="false"/>
      <style:text-properties fo:font-size="14pt" fo:language="ru" fo:country="RU" fo:font-weight="normal" officeooo:rsid="006d21b7" officeooo:paragraph-rsid="006fba76" style:font-size-asian="14pt" style:font-weight-asian="normal" style:font-size-complex="14pt" style:font-weight-complex="normal"/>
    </style:style>
    <style:style style:name="P4" style:family="paragraph" style:parent-style-name="КП">
      <style:paragraph-properties fo:margin-left="0in" fo:margin-right="0in" fo:text-align="center" style:justify-single-word="false" fo:text-indent="0in" style:auto-text-indent="false"/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5" style:family="paragraph" style:parent-style-name="КП">
      <style:paragraph-properties fo:margin-left="0in" fo:margin-right="0in" fo:text-align="center" style:justify-single-word="false" fo:text-indent="0in" style:auto-text-indent="false">
        <style:tab-stops>
          <style:tab-stop style:position="5.3543in"/>
        </style:tab-stops>
      </style:paragraph-properties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6" style:family="paragraph" style:parent-style-name="КП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15bae9" officeooo:paragraph-rsid="0015bae9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4" fo:font-size="14pt" fo:language="ru" fo:country="RU" officeooo:rsid="006fba76" officeooo:paragraph-rsid="006fba76"/>
    </style:style>
    <style:style style:name="P8" style:family="paragraph" style:parent-style-name="Table_20_Contents">
      <style:paragraph-properties fo:text-align="end" style:justify-single-word="false"/>
      <style:text-properties style:font-name="Times New Roman4" fo:font-size="14pt"/>
    </style:style>
    <style:style style:name="P9" style:family="paragraph" style:parent-style-name="Table_20_Contents">
      <style:paragraph-properties fo:text-align="end" style:justify-single-word="false"/>
      <style:text-properties style:font-name="Times New Roman4" fo:font-size="14pt" officeooo:rsid="006fba76" officeooo:paragraph-rsid="006fba76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a4fb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4291f" officeooo:paragraph-rsid="02a42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4fb45" officeooo:paragraph-rsid="02a4fb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73842" officeooo:paragraph-rsid="02a73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90a33" officeooo:paragraph-rsid="02a90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aa70a" officeooo:paragraph-rsid="02aaa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in" fo:margin-bottom="0in" loext:contextual-spacing="false"/>
      <style:text-properties officeooo:paragraph-rsid="0251b067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officeooo:rsid="029aa1a8" officeooo:paragraph-rsid="029aa1a8" style:font-size-asian="14pt" style:font-weight-asian="bold" style:font-name-complex="Times New Roman5" style:font-size-complex="14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none" fo:country="none" fo:font-weight="normal" officeooo:rsid="028a1c66" officeooo:paragraph-rsid="0251b067" style:font-size-asian="14pt" style:font-weight-asian="normal" style:font-name-complex="Times New Roman5" style:font-size-complex="14pt" style:font-weight-complex="normal"/>
    </style:style>
    <style:style style:name="P20" style:family="paragraph" style:parent-style-name="Standard">
      <style:paragraph-properties fo:margin-left="0in" fo:margin-right="0.5902in" fo:margin-top="0in" fo:margin-bottom="0in" loext:contextual-spacing="false" fo:text-align="center" style:justify-single-word="false" fo:text-indent="0in" style:auto-text-indent="false"/>
      <style:text-properties style:font-name="Times New Roman" fo:font-size="14pt" officeooo:paragraph-rsid="0251b067" style:font-size-asian="14pt" style:font-name-complex="Times New Roman5" style:font-size-complex="14pt"/>
    </style:style>
    <style:style style:name="P21" style:family="paragraph" style:parent-style-name="Text_20_body">
      <style:text-properties officeooo:rsid="029fcbc9" officeooo:paragraph-rsid="029fcbc9"/>
    </style:style>
    <style:style style:name="P22" style:family="paragraph" style:parent-style-name="Text_20_body">
      <style:text-properties officeooo:rsid="02a03b91" officeooo:paragraph-rsid="02a03b91"/>
    </style:style>
    <style:style style:name="P23" style:family="paragraph" style:parent-style-name="Text_20_body">
      <style:text-properties fo:font-style="italic" style:font-style-asian="italic" style:font-style-complex="italic"/>
    </style:style>
    <style:style style:name="P24" style:family="paragraph" style:parent-style-name="Text_20_body">
      <style:text-properties fo:font-style="normal" style:font-style-asian="normal" style:font-style-complex="normal"/>
    </style:style>
    <style:style style:name="P25" style:family="paragraph" style:parent-style-name="Text_20_body">
      <style:text-properties fo:font-style="normal" officeooo:rsid="02a4291f" officeooo:paragraph-rsid="02aaa70a" style:font-style-asian="normal" style:font-style-complex="normal"/>
    </style:style>
    <style:style style:name="P26" style:family="paragraph" style:parent-style-name="Text_20_body">
      <style:text-properties fo:font-style="normal" officeooo:rsid="02a4291f" officeooo:paragraph-rsid="02abd82a" style:font-style-asian="normal" style:font-style-complex="normal"/>
    </style:style>
    <style:style style:name="P27" style:family="paragraph" style:parent-style-name="Text_20_body">
      <style:text-properties fo:font-style="normal" officeooo:paragraph-rsid="02aaa70a" style:font-style-asian="normal" style:font-style-complex="normal"/>
    </style:style>
    <style:style style:name="P28" style:family="paragraph" style:parent-style-name="Text_20_body">
      <style:text-properties fo:font-style="normal" officeooo:paragraph-rsid="02abd82a" style:font-style-asian="normal" style:font-style-complex="normal"/>
    </style:style>
    <style:style style:name="P29" style:family="paragraph" style:parent-style-name="Text_20_body">
      <style:text-properties fo:font-style="normal" officeooo:rsid="02abd82a" officeooo:paragraph-rsid="02abd82a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29fcbc9" officeooo:paragraph-rsid="029fcbc9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2aaa70a" officeooo:paragraph-rsid="02aaa70a"/>
    </style:style>
    <style:style style:name="P34" style:family="paragraph" style:parent-style-name="Heading_20_1">
      <style:paragraph-properties fo:break-before="page"/>
      <style:text-properties officeooo:rsid="02abd82a" officeooo:paragraph-rsid="02abd82a"/>
    </style:style>
    <style:style style:name="P35" style:family="paragraph" style:parent-style-name="Standard" style:master-page-name="First_20_Page">
      <style:paragraph-properties fo:margin-left="0in" fo:margin-right="0.5902in" fo:margin-top="0in" fo:margin-bottom="0in" loext:contextual-spacing="false" fo:text-align="center" style:justify-single-word="false" fo:text-indent="0.4917in" style:auto-text-indent="false" style:page-number="auto"/>
      <style:text-properties style:font-name="Times New Roman" fo:font-size="14pt" officeooo:paragraph-rsid="0251b067" style:font-size-asian="14pt" style:font-name-complex="Times New Roman5" style:font-size-complex="14pt"/>
    </style:style>
    <style:style style:name="P36" style:family="paragraph" style:parent-style-name="Standard">
      <style:paragraph-properties fo:margin-left="0in" fo:margin-right="0.5902in" fo:margin-top="0in" fo:margin-bottom="0in" loext:contextual-spacing="false" fo:text-align="center" style:justify-single-word="false" fo:text-indent="0in" style:auto-text-indent="false"/>
      <style:text-properties style:font-name="Times New Roman" fo:font-size="14pt" officeooo:paragraph-rsid="0251b067" style:font-size-asian="14pt" style:font-name-complex="Times New Roman5" style:font-size-complex="14pt"/>
    </style:style>
    <style:style style:name="P37" style:family="paragraph" style:parent-style-name="Standard">
      <style:paragraph-properties fo:margin-left="0in" fo:margin-right="0.5902in" fo:margin-top="0in" fo:margin-bottom="0in" loext:contextual-spacing="false" fo:text-align="center" style:justify-single-word="false" fo:text-indent="0in" style:auto-text-indent="false"/>
      <style:text-properties style:font-name="Times New Roman" fo:font-size="14pt" officeooo:rsid="02b5b524" officeooo:paragraph-rsid="02b5b524" style:font-size-asian="14pt" style:font-name-complex="Times New Roman5" style:font-size-complex="14pt"/>
    </style:style>
    <style:style style:name="P38" style:family="paragraph" style:parent-style-name="Text_20_body" style:list-style-name="L1">
      <style:text-properties officeooo:rsid="02b04c16" officeooo:paragraph-rsid="02b04c16"/>
    </style:style>
    <style:style style:name="P39" style:family="paragraph" style:parent-style-name="Text_20_body" style:list-style-name="L1">
      <style:text-properties officeooo:rsid="02b153d4" officeooo:paragraph-rsid="02b153d4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6d21b7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2990f7f" style:font-size-asian="14pt" style:font-weight-asian="normal" style:font-size-complex="14pt" style:font-weight-complex="normal"/>
    </style:style>
    <style:style style:name="T4" style:family="text">
      <style:text-properties officeooo:rsid="025f1d8a"/>
    </style:style>
    <style:style style:name="T5" style:family="text">
      <style:text-properties officeooo:rsid="029aa1a8"/>
    </style:style>
    <style:style style:name="T6" style:family="text">
      <style:text-properties officeooo:rsid="02a25dab"/>
    </style:style>
    <style:style style:name="T7" style:family="text">
      <style:text-properties officeooo:rsid="02a29cee"/>
    </style:style>
    <style:style style:name="T8" style:family="text">
      <style:text-properties fo:font-weight="bold" officeooo:rsid="02a29cee" style:font-weight-asian="bold" style:font-weight-complex="bold"/>
    </style:style>
    <style:style style:name="T9" style:family="text">
      <style:text-properties officeooo:rsid="02a3b7e9"/>
    </style:style>
    <style:style style:name="T10" style:family="text">
      <style:text-properties officeooo:rsid="02a4291f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a4fb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officeooo:rsid="02a73842"/>
    </style:style>
    <style:style style:name="T14" style:family="text">
      <style:text-properties officeooo:rsid="02a90a33"/>
    </style:style>
    <style:style style:name="T15" style:family="text">
      <style:text-properties officeooo:rsid="02aaa70a"/>
    </style:style>
    <style:style style:name="T16" style:family="text">
      <style:text-properties officeooo:rsid="02ab2639"/>
    </style:style>
    <style:style style:name="T17" style:family="text">
      <style:text-properties officeooo:rsid="02abd82a"/>
    </style:style>
    <style:style style:name="T18" style:family="text">
      <style:text-properties officeooo:rsid="02aed26d"/>
    </style:style>
    <style:style style:name="T19" style:family="text">
      <style:text-properties officeooo:rsid="02b4433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tab/>МИНИСТЕРСТВО ОБРАЗОВАНИЯ И НАУКИ РОССИЙСКОЙ ФЕДЕРАЦИИ</text:p>
      <text:p text:style-name="P20">Федеральное государственное бюджетное образовательное учреждение</text:p>
      <text:p text:style-name="P20">высшего образования</text:p>
      <text:p text:style-name="P20">«Московский Авиационный Институт</text:p>
      <text:p text:style-name="P20">(Национальный Исследовательский Университет)»</text:p>
      <text:p text:style-name="P20">ФАКУЛЬТЕТ ИНФОРМАЦИОННЫХ ТЕХНОЛОГИЙ И ПРИКЛАДНОЙ МАТЕМАТИКОЙ</text:p>
      <text:p text:style-name="P20">Кафедра вычислительной математики и программирования</text:p>
      <text:p text:style-name="P37">по дисциплине «Практикум на ЭВМ»</text:p>
      <text:p text:style-name="P17"/>
      <text:p text:style-name="P17"/>
      <text:p text:style-name="P17"/>
      <text:p text:style-name="P17"/>
      <text:p text:style-name="P17"/>
      <text:p text:style-name="P18">Реферат</text:p>
      <text:p text:style-name="P19">на тему “утилита командной строки <text:span text:style-name="T5">dd”</text:span></text:p>
      <text:p text:style-name="P5"/>
      <text:p text:style-name="P4"/>
      <text:p text:style-name="P4"/>
      <text:p text:style-name="P4"/>
      <text:p text:style-name="P4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9">Студент:</text:p>
          </table:table-cell>
          <table:table-cell table:style-name="Таблица4.B1" office:value-type="string">
            <text:p text:style-name="P9"><text:span text:style-name="T4">Саженов К.С.</text:span> </text:p>
          </table:table-cell>
        </table:table-row>
        <table:table-row>
          <table:table-cell table:style-name="Таблица4.A5" office:value-type="string">
            <text:p text:style-name="P9">Группа:</text:p>
          </table:table-cell>
          <table:table-cell table:style-name="Таблица4.B2" office:value-type="string">
            <text:p text:style-name="P7">М80 - <text:span text:style-name="T19">1</text:span>08Б - 19</text:p>
          </table:table-cell>
        </table:table-row>
        <table:table-row>
          <table:table-cell table:style-name="Таблица4.A5" office:value-type="string">
            <text:p text:style-name="P9">Преподаватель:</text:p>
          </table:table-cell>
          <table:table-cell table:style-name="Таблица4.B3" office:value-type="string">
            <text:p text:style-name="P9">Поповкин А.В.</text:p>
          </table:table-cell>
        </table:table-row>
        <table:table-row>
          <table:table-cell table:style-name="Таблица4.A5" office:value-type="string">
            <text:p text:style-name="P9">Подпись:</text:p>
          </table:table-cell>
          <table:table-cell table:style-name="Таблица4.B4" office:value-type="string">
            <text:p text:style-name="P8"/>
          </table:table-cell>
        </table:table-row>
        <table:table-row>
          <table:table-cell table:style-name="Таблица4.A5" office:value-type="string">
            <text:p text:style-name="P9">Оценка:</text:p>
          </table:table-cell>
          <table:table-cell table:style-name="Таблица4.B5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М</text:span><text:span text:style-name="T1">осква, 20</text:span><text:span text:style-name="T3">20</text:span></text:p>
      <text:p text:style-name="P6"><text:s text:c="5"/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820_418547613" text:style-name="Index_20_Link" text:visited-style-name="Index_20_Link">Dd и всё, что с ним связано<text:tab/>3</text:a></text:p>
          <text:p text:style-name="P30"><text:a xlink:type="simple" xlink:href="#__RefHeading___Toc394_4269038170" text:style-name="Index_20_Link" text:visited-style-name="Index_20_Link">Некоторые примеры работы dd<text:tab/>4</text:a></text:p>
          <text:p text:style-name="P30"><text:a xlink:type="simple" xlink:href="#__RefHeading___Toc396_4269038170" text:style-name="Index_20_Link" text:visited-style-name="Index_20_Link">Некоторые аргументы dd<text:tab/>5</text:a></text:p>
          <text:p text:style-name="P30"><text:a xlink:type="simple" xlink:href="#__RefHeading___Toc398_4269038170" text:style-name="Index_20_Link" text:visited-style-name="Index_20_Link">dd при работе с дисками и их образами<text:tab/>6</text:a></text:p>
          <text:p text:style-name="P30"><text:a xlink:type="simple" xlink:href="#__RefHeading___Toc400_4269038170" text:style-name="Index_20_Link" text:visited-style-name="Index_20_Link">dd при работе с физическими дисками в системе<text:tab/>7</text:a></text:p>
        </text:index-body>
      </text:table-of-content>
      <text:h text:style-name="P31" text:outline-level="1"><text:bookmark-start text:name="__RefHeading___Toc820_418547613"/>Dd и всё, что с ним связано<text:bookmark-end text:name="__RefHeading___Toc820_418547613"/></text:h>
      <text:p text:style-name="P21">dd(dataset definition) - программма UNIX, предназначенная как для копирования, так и для конвертации файлов. Название унаследовано от оператора DD (Dataset Definition) из языка JCL.</text:p>
      <text:p text:style-name="P22">dd имеет очень обширный функционал для записи данных любого формата в любое другое место. </text:p>
      <text:p text:style-name="P22">Поскольку в UNIX многие объекты (жёсткие/гибкие диски, COM/LPT-порты, оперативная память компьютера, память с кодом/данными каждого процесса) представлены в виде специальных файлов, спектр применения утилиты dd гораздо шире, чем кажется на первый взгляд. Регулярно возникает необходимость не просто скопировать файл или несколько файлов (для чего предназначена утилита cp), а скопировать первые n байт файла, пропустить m байт от начала, прочитать файл с дефектного носителя, транслировать содержимое файла в ASCII, «развернуть» порядок байтов в файле (Little-Endian vs. Big-Endian), просто скопировать очень большой файл или всё вместе взятое. Для этой цели и служит dd. </text:p>
      <text:p text:style-name="P22"/>
      <text:p text:style-name="P22">Если рассмотреть все возможности этого универсального инструмента, то можно выполнять довольно сложные операции без привлечения дополнительного ПО, например: выполнять резервную копию MBR, создавать дампы данных с различных накопителей, зеркалировать носители информации, восстанавливать из резервной копии данные на носители и многое другое, а, при совмещении возможностей dd и поддержке криптографических алгоритмов ядра Linux, можно даже создавать зашифрованные файлы, содержащие в себе целую файловую систему. </text:p>
      <text:h text:style-name="P32" text:outline-level="1"><text:bookmark-start text:name="__RefHeading___Toc394_4269038170"/>Некоторые примеры работы <text:span text:style-name="T6">dd</text:span><text:bookmark-end text:name="__RefHeading___Toc394_4269038170"/></text:h>
      <text:p text:style-name="P23">Команды, работающие с записью на различные (блочные)устройства чаще всего должны иметь права на запись, поэтому чаще всего <text:span text:style-name="T6">dd используют из-под root. root обозначается # перед командой. $ - от обычного пользователя</text:span></text:p>
      <text:p text:style-name="P24">Шуточная команда записи нулей в «мозг»:</text:p>
      <text:p text:style-name="P24"># <text:span text:style-name="T6">dd </text:span><text:span text:style-name="T7">if=/dev/zero of=/dev/brain</text:span></text:p>
      <text:p text:style-name="P24">Также «шуточная» и опасная команда, которая записывает нули во все подключённые устройства:</text:p>
      <text:p text:style-name="P24"># <text:span text:style-name="T9">dd if=/dev/zero of=/dev/*</text:span></text:p>
      <text:p text:style-name="P24"/>
      <text:p text:style-name="P24">Бесполезная команда, которая записывает псевдослучайные числа в /<text:span text:style-name="T7">dev/null (своеобразная «пустышка»)</text:span>, <text:s/>показыающая основные возможности команды <text:span text:style-name="T7">dd:</text:span></text:p>
      <text:p text:style-name="P24"># <text:span text:style-name="T7">dd if=/dev/urandom of=/dev/null bs=100M count=5</text:span></text:p>
      <text:p text:style-name="P24">В данной команде также присутствуют аргументы <text:span text:style-name="T7">bs и count, о которых я расскажу позже.</text:span></text:p>
      <text:h text:style-name="P32" text:outline-level="1"><text:bookmark-start text:name="__RefHeading___Toc396_4269038170"/>Некоторые аргументы <text:span text:style-name="T10">dd</text:span><text:bookmark-end text:name="__RefHeading___Toc396_4269038170"/></text:h>
      <table:table table:name="args" table:style-name="args" table:template-name="Default Style">
        <table:table-column table:style-name="args.A" table:number-columns-repeated="3"/>
        <table:table-row>
          <table:table-cell table:style-name="args.A1" office:value-type="string">
            <text:p text:style-name="P12">Аргумент</text:p>
          </table:table-cell>
          <table:table-cell table:style-name="args.A1" office:value-type="string">
            <text:p text:style-name="P10">Семантика</text:p>
          </table:table-cell>
          <table:table-cell table:style-name="args.C1" office:value-type="string">
            <text:p text:style-name="P10">Формат записи</text:p>
          </table:table-cell>
        </table:table-row>
        <table:table-row table:style-name="args.2">
          <table:table-cell table:style-name="args.A2" office:value-type="string">
            <text:p text:style-name="P12">if</text:p>
          </table:table-cell>
          <table:table-cell table:style-name="args.A2" office:value-type="string">
            <text:p text:style-name="P10">Источник данных</text:p>
          </table:table-cell>
          <table:table-cell table:style-name="args.C2" office:value-type="string">
            <text:p text:style-name="P12">if=SOURCE</text:p>
          </table:table-cell>
        </table:table-row>
        <table:table-row table:style-name="args.2">
          <table:table-cell table:style-name="args.A2" office:value-type="string">
            <text:p text:style-name="P12">of</text:p>
          </table:table-cell>
          <table:table-cell table:style-name="args.A2" office:value-type="string">
            <text:p text:style-name="P10">Место назначения данных</text:p>
          </table:table-cell>
          <table:table-cell table:style-name="args.C2" office:value-type="string">
            <text:p text:style-name="P12">of=SOURCE</text:p>
          </table:table-cell>
        </table:table-row>
        <table:table-row table:style-name="args.2">
          <table:table-cell table:style-name="args.A2" office:value-type="string">
            <text:p text:style-name="P12">count</text:p>
          </table:table-cell>
          <table:table-cell table:style-name="args.A2" office:value-type="string">
            <text:p text:style-name="P10">Кол-во циклов чтения-записи</text:p>
          </table:table-cell>
          <table:table-cell table:style-name="args.C2" office:value-type="string">
            <text:p text:style-name="P12">count=1</text:p>
          </table:table-cell>
        </table:table-row>
        <table:table-row table:style-name="args.2">
          <table:table-cell table:style-name="args.A2" office:value-type="string">
            <text:p text:style-name="P12">bs</text:p>
          </table:table-cell>
          <table:table-cell table:style-name="args.A2" office:value-type="string">
            <text:p text:style-name="P10">Читать/записывать ДО указанного кол-ва байт</text:p>
          </table:table-cell>
          <table:table-cell table:style-name="args.C2" office:value-type="string">
            <text:p text:style-name="P12">bs=100M</text:p>
            <text:p text:style-name="P12">bs=1024K</text:p>
            <text:p text:style-name="P12">bs=1024</text:p>
          </table:table-cell>
        </table:table-row>
        <table:table-row table:style-name="args.2">
          <table:table-cell table:style-name="args.A2" office:value-type="string">
            <text:p text:style-name="P13">status</text:p>
          </table:table-cell>
          <table:table-cell table:style-name="args.A2" office:value-type="string">
            <text:p text:style-name="P10">Выводить(и в каком виде)/не выводить в каком состоянии находится запись</text:p>
          </table:table-cell>
          <table:table-cell table:style-name="args.C2" office:value-type="string">
            <text:p text:style-name="P13">status=none</text:p>
            <text:p text:style-name="P13"><text:span text:style-name="T12">s</text:span><text:span text:style-name="T11">tatus=noxfer</text:span></text:p>
            <text:p text:style-name="P13">status=progress</text:p>
          </table:table-cell>
        </table:table-row>
        <table:table-row table:style-name="args.2">
          <table:table-cell table:style-name="args.A2" office:value-type="string">
            <text:p text:style-name="P14">ibs/obs</text:p>
          </table:table-cell>
          <table:table-cell table:style-name="args.A2" office:value-type="string">
            <text:p text:style-name="P10">Частные случаи <text:span text:style-name="T13">bs. ibs — для чтения, obs — для записи</text:span></text:p>
          </table:table-cell>
          <table:table-cell table:style-name="args.C2" office:value-type="string">
            <text:p text:style-name="P11">Как у <text:span text:style-name="T13">bs</text:span></text:p>
          </table:table-cell>
        </table:table-row>
        <table:table-row table:style-name="args.2">
          <table:table-cell table:style-name="args.A2" office:value-type="string">
            <text:p text:style-name="P14">cbs</text:p>
          </table:table-cell>
          <table:table-cell table:style-name="args.A2" office:value-type="string">
            <text:p text:style-name="P10">Также частный случай <text:span text:style-name="T13">bs — кол-во байтов, коневертируемых за 1 цикл(используется совсемство с conv)</text:span></text:p>
          </table:table-cell>
          <table:table-cell table:style-name="args.C2" office:value-type="string">
            <text:p text:style-name="P11">Как у <text:span text:style-name="T13">bs</text:span></text:p>
          </table:table-cell>
        </table:table-row>
        <table:table-row table:style-name="args.2">
          <table:table-cell table:style-name="args.A2" office:value-type="string">
            <text:p text:style-name="P14">conv</text:p>
          </table:table-cell>
          <table:table-cell table:style-name="args.A2" office:value-type="string">
            <text:p text:style-name="P10">Формат конвертирования байтов</text:p>
          </table:table-cell>
          <table:table-cell table:style-name="args.C2" office:value-type="string">
            <text:p text:style-name="P14">conv=noerror</text:p>
            <text:p text:style-name="P14">conv=sync</text:p>
          </table:table-cell>
        </table:table-row>
        <table:table-row table:style-name="args.2">
          <table:table-cell table:style-name="args.A2" office:value-type="string">
            <text:p text:style-name="P15">seek</text:p>
          </table:table-cell>
          <table:table-cell table:style-name="args.A2" office:value-type="string">
            <text:p text:style-name="P10">Пропускает первые <text:span text:style-name="T14">N obs блоков в устройстве при записи</text:span></text:p>
          </table:table-cell>
          <table:table-cell table:style-name="args.C2" office:value-type="string">
            <text:p text:style-name="P15"><text:span text:style-name="T15">s</text:span>eek=1</text:p>
            <text:p text:style-name="P16">seek=10</text:p>
          </table:table-cell>
        </table:table-row>
        <table:table-row table:style-name="args.11">
          <table:table-cell table:style-name="args.A2" office:value-type="string">
            <text:p text:style-name="P16">skip</text:p>
          </table:table-cell>
          <table:table-cell table:style-name="args.A2" office:value-type="string">
            <text:p text:style-name="P10">Пропускает первые <text:span text:style-name="T15">N ibs блоков в устройстве при чтении</text:span></text:p>
          </table:table-cell>
          <table:table-cell table:style-name="args.C2" office:value-type="string">
            <text:p text:style-name="P16">skip=1</text:p>
            <text:p text:style-name="P16">skip=10</text:p>
          </table:table-cell>
        </table:table-row>
      </table:table>
      <text:p text:style-name="Text_20_body"/>
      <text:h text:style-name="P33" text:outline-level="1"><text:bookmark-start text:name="__RefHeading___Toc398_4269038170"/>dd при работе с дисками и их образами<text:bookmark-end text:name="__RefHeading___Toc398_4269038170"/></text:h>
      <text:p text:style-name="P27">Запись диска в образ:</text:p>
      <text:p text:style-name="P27"># <text:span text:style-name="T7">dd if=/dev/cdrom of=image.iso</text:span></text:p>
      <text:p text:style-name="P27">Игнорируя ошибки чтения:</text:p>
      <text:p text:style-name="P27"># <text:span text:style-name="T7">dd if=/dev/cdrom of=image.iso conv=noerror</text:span></text:p>
      <text:p text:style-name="P27"/>
      <text:p text:style-name="P27">После такой команды можно примонтировать образ диска при помощи команды <text:span text:style-name="T8">mount</text:span><text:span text:style-name="T7"> с ключем «-o loop»:</text:span></text:p>
      <text:p text:style-name="P27"># <text:span text:style-name="T7">mount -o loop image.iso /mnt/image</text:span></text:p>
      <text:p text:style-name="P27">Если что-то не получается, то можно поступить иначе:</text:p>
      <text:p text:style-name="P27"># losetup -e /dev/loop0 image.iso</text:p>
      <text:p text:style-name="P27"># mount /dev/loop0 /mnt/image</text:p>
      <text:p text:style-name="P25">Также можно записать образ какой либо ОС на флешку/диск/дискету:</text:p>
      <text:p text:style-name="P25"># <text:span text:style-name="T15">dd if=image.iso of=/dev/sdb # флешка</text:span></text:p>
      <text:p text:style-name="P25"># <text:span text:style-name="T16">dd if=image.iso of=/dev/cdrom # диск</text:span></text:p>
      <text:p text:style-name="P25">Вместо <text:span text:style-name="T16">sdb и cdrom можно указывать любое другое блочное устройство, поддерживающее запись</text:span></text:p>
      <text:h text:style-name="P34" text:outline-level="1"><text:bookmark-start text:name="__RefHeading___Toc400_4269038170"/>dd при работе с физическими дисками в системе<text:bookmark-end text:name="__RefHeading___Toc400_4269038170"/></text:h>
      <text:p text:style-name="P28">Чтобы сделать бэкап загрузчика в таблице <text:span text:style-name="T9">mbr, можно воспользоваться такой командой(при условии, что на компьютере стоит mbr, <text:s/>а не более новая - gpt):</text:span></text:p>
      <text:p text:style-name="P28"># <text:span text:style-name="T9">dd if=/dev/sda of=backup.</text:span><text:span text:style-name="T10">img</text:span><text:span text:style-name="T9"> </text:span><text:span text:style-name="T10">bs=466 count=1</text:span></text:p>
      <text:p text:style-name="P28">Чтобы сделать <text:span text:style-name="T10">backup всего mbr, можно указать 512, вместо 466.</text:span></text:p>
      <text:p text:style-name="P28">Восставновить <text:span text:style-name="T10">backup:</text:span></text:p>
      <text:p text:style-name="P26"># dd if=backup.img of=/dev/sda</text:p>
      <text:p text:style-name="P26">Если на комеьютере стоит windows, следует проверять ID разделов с помощью fdisk, т. к. возникнут ошибки после восстановления <text:span text:style-name="T17">mbr при загрузке с windows</text:span></text:p>
      <text:p text:style-name="P26">Также можно сделать <text:span text:style-name="T17">backup таблицы gpt:</text:span></text:p>
      <text:p text:style-name="P26"># <text:span text:style-name="T17">dd if=/dev/sda of=gpt.img bs=1536 count=1</text:span></text:p>
      <text:p text:style-name="P29">Восстановить:</text:p>
      <text:p text:style-name="P29"># dd if=gpt.img of=/dev/sda bs=1536 count=1</text:p>
      <text:p text:style-name="P29"># partprobe /dev/sda</text:p>
      <text:p text:style-name="P29">Стоит помнить, что при считывании gpt таблицы, её размер зависит от кол-ва разделов на диске. Существует формула, определяющая размер таблицы — (128*n) + 1024 bytes, где n — кол-во разделов.</text:p>
      <text:h text:style-name="Heading_20_1" text:outline-level="1">Список интернет-источников</text:h>
      <text:list xml:id="list2017685700" text:style-name="L1">
        <text:list-item>
          <text:p text:style-name="P38"><text:span text:style-name="T18">Сайт жаргонов для программистов [Электронный ресурс]. URL: </text:span><text:a xlink:type="simple" xlink:href="http://www.catb.org/jargon/html/D/dd.html" text:style-name="Internet_20_link" text:visited-style-name="Visited_20_Internet_20_Link"><text:span text:style-name="T18">http://www.catb.org/jargon/html/D/dd.html</text:span></text:a><text:span text:style-name="T18"> (Дата обращения 18.04.2020)</text:span></text:p>
        </text:list-item>
        <text:list-item>
          <text:p text:style-name="P38">Как и когда использвать утилиту dd [Электронный ресурс]. URL: <text:a xlink:type="simple" xlink:href="https://www.codecoffee.com/how-use-dd-command/" text:style-name="Internet_20_link" text:visited-style-name="Visited_20_Internet_20_Link">https://www.codecoffee.com/how-use-dd-command/</text:a> (Дата обращения 18.04.2020)</text:p>
        </text:list-item>
        <text:list-item>
          <text:p text:style-name="P39">Команда dd и всё что с ней связано [Электронный ресурс]. URL: <text:a xlink:type="simple" xlink:href="https://habr.com/ru/post/117050/" text:style-name="Internet_20_link" text:visited-style-name="Visited_20_Internet_20_Link">https://habr.com/ru/post/117050/</text:a> (Дата обращения 18.04.2020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Times New Roman3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0827in" loext:contextual-spacing="false" fo:text-align="center" style:justify-single-word="false" fo:orphans="0" fo:widows="0" style:page-number="auto" fo:break-before="pag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КП" style:family="paragraph" style:parent-style-name="Standard" style:master-page-name="">
      <style:paragraph-properties fo:margin-left="0in" fo:margin-right="0in" fo:line-height="150%" fo:text-align="justify" style:justify-single-word="false" fo:hyphenation-ladder-count="no-limit" fo:text-indent="0.4925in" style:auto-text-indent="false" style:page-number="auto"/>
      <style:text-properties style:font-name="Times New Roman2" fo:font-family="'Times New Roman'" style:font-family-generic="roman" fo:font-size="14pt" fo:hyphenate="tru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text-transform="uppercase"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page-layout style:name="Mpm1" style:page-usage="mirrored">
      <style:page-layout-properties fo:page-width="8.2681in" fo:page-height="11.6929in" style:num-format="1" style:print-orientation="portrait" fo:margin-top="1in" fo:margin-bottom="1in" fo:margin-left="0.5945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1"><text:page-number text:select-page="current">2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18:15:27.777000000</meta:creation-date>
    <dc:date>2020-04-09T10:27:32.577313979</dc:date>
    <meta:editing-duration>P2DT10H16M26S</meta:editing-duration>
    <meta:editing-cycles>594</meta:editing-cycles>
    <meta:generator>LibreOffice/6.4.2.2$Linux_X86_64 LibreOffice_project/40$Build-2</meta:generator>
    <meta:print-date>2019-11-26T08:56:34.296000000</meta:print-date>
    <dc:title>course work/essay/report</dc:title>
    <meta:document-statistic meta:table-count="2" meta:image-count="0" meta:object-count="0" meta:page-count="8" meta:paragraph-count="113" meta:word-count="760" meta:character-count="5487" meta:non-whitespace-character-count="4826"/>
  </office:meta>
</office:document-meta>
</file>